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" manifest:media-type="application/vnd.sun.star.oleobject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1pt" officeooo:paragraph-rsid="00162caa" style:font-size-asian="11pt" style:font-size-complex="11pt" style:font-weight-complex="bold"/>
    </style:style>
    <style:style style:name="P2" style:family="paragraph" style:parent-style-name="Standard">
      <style:text-properties fo:font-size="11pt" officeooo:paragraph-rsid="00162caa" style:font-size-asian="11pt" style:font-size-complex="11pt" style:font-weight-complex="bold"/>
    </style:style>
    <style:style style:name="P3" style:family="paragraph" style:parent-style-name="Standard">
      <style:text-properties fo:font-size="11pt" officeooo:paragraph-rsid="00162caa" style:font-size-asian="11pt" style:font-size-complex="11pt"/>
    </style:style>
    <style:style style:name="P4" style:family="paragraph" style:parent-style-name="Standard">
      <style:text-properties fo:font-size="11pt" officeooo:paragraph-rsid="00162caa" style:font-size-asian="11pt" style:language-asian="ko" style:country-asian="KR" style:font-size-complex="11pt" style:font-weight-complex="bold"/>
    </style:style>
    <style:style style:name="P5" style:family="paragraph" style:parent-style-name="Standard">
      <style:text-properties fo:font-size="11pt" officeooo:paragraph-rsid="00162caa" style:font-size-asian="11pt" style:language-asian="ko" style:country-asian="KR" style:font-size-complex="11pt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officeooo:paragraph-rsid="00162caa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officeooo:rsid="001d6fbb" officeooo:paragraph-rsid="00162caa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1f0b7d" officeooo:paragraph-rsid="00162caa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paragraph-rsid="00162caa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d6fbb" officeooo:paragraph-rsid="00162caa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paragraph-rsid="00162caa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f0b7d" officeooo:paragraph-rsid="00162caa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officeooo:paragraph-rsid="00162caa"/>
    </style:style>
    <style:style style:name="P14" style:family="paragraph" style:parent-style-name="Standard">
      <style:text-properties officeooo:paragraph-rsid="00162caa" style:font-weight-complex="bold"/>
    </style:style>
    <style:style style:name="P15" style:family="paragraph" style:parent-style-name="Standard">
      <style:text-properties officeooo:paragraph-rsid="00162caa"/>
    </style:style>
    <style:style style:name="P16" style:family="paragraph" style:parent-style-name="Standard">
      <style:paragraph-properties fo:margin-top="0.0835in" fo:margin-bottom="0in" loext:contextual-spacing="false"/>
      <style:text-properties officeooo:paragraph-rsid="00162caa"/>
    </style:style>
    <style:style style:name="P17" style:family="paragraph" style:parent-style-name="Standard">
      <style:paragraph-properties fo:margin-left="0.25in" fo:margin-right="0in" fo:text-indent="0in" style:auto-text-indent="false"/>
      <style:text-properties fo:font-size="11pt" officeooo:rsid="001dfedd" officeooo:paragraph-rsid="00162caa" style:font-size-asian="11pt" style:font-size-complex="11pt" style:font-weight-complex="bold"/>
    </style:style>
    <style:style style:name="P18" style:family="paragraph" style:parent-style-name="Standard">
      <style:paragraph-properties fo:margin-left="0.25in" fo:margin-right="0in" fo:text-indent="0in" style:auto-text-indent="false"/>
      <style:text-properties fo:font-size="11pt" officeooo:paragraph-rsid="00162caa" style:font-size-asian="11pt" style:font-size-complex="11pt" style:font-weight-complex="bold"/>
    </style:style>
    <style:style style:name="P19" style:family="paragraph" style:parent-style-name="Standard">
      <style:paragraph-properties fo:margin-left="0.25in" fo:margin-right="0in" fo:text-indent="0in" style:auto-text-indent="false"/>
      <style:text-properties fo:font-size="11pt" officeooo:paragraph-rsid="00162caa" style:font-size-asian="11pt" style:language-asian="ko" style:country-asian="KR" style:font-size-complex="11pt" style:font-weight-complex="bold"/>
    </style:style>
    <style:style style:name="P20" style:family="paragraph" style:parent-style-name="Standard">
      <style:paragraph-properties fo:margin-left="0.25in" fo:margin-right="0in" fo:text-indent="0in" style:auto-text-indent="false"/>
      <style:text-properties fo:font-size="11pt" officeooo:paragraph-rsid="00162caa" style:font-size-asian="11pt" style:language-asian="ko" style:country-asian="KR" style:font-size-complex="11pt" style:font-weight-complex="bold"/>
    </style:style>
    <style:style style:name="P21" style:family="paragraph" style:parent-style-name="Standard">
      <style:paragraph-properties fo:margin-left="0.25in" fo:margin-right="0in" fo:text-indent="0in" style:auto-text-indent="false"/>
      <style:text-properties fo:font-size="11pt" fo:font-weight="bold" officeooo:paragraph-rsid="00162caa" style:font-size-asian="11pt" style:language-asian="ko" style:country-asian="KR" style:font-weight-asian="bold" style:font-size-complex="11pt" style:font-weight-complex="bold"/>
    </style:style>
    <style:style style:name="P22" style:family="paragraph" style:parent-style-name="Standard">
      <style:paragraph-properties fo:margin-left="0.25in" fo:margin-right="0in" fo:text-indent="0in" style:auto-text-indent="false"/>
      <style:text-properties officeooo:rsid="001dfedd" officeooo:paragraph-rsid="00162caa"/>
    </style:style>
    <style:style style:name="P23" style:family="paragraph" style:parent-style-name="Standard">
      <style:paragraph-properties fo:margin-left="0.25in" fo:margin-right="0in" fo:text-indent="0in" style:auto-text-indent="false"/>
      <style:text-properties officeooo:paragraph-rsid="00162caa"/>
    </style:style>
    <style:style style:name="P24" style:family="paragraph" style:parent-style-name="Standard">
      <style:paragraph-properties fo:margin-left="0.3945in" fo:margin-right="0in" fo:text-indent="0in" style:auto-text-indent="false"/>
      <style:text-properties fo:font-size="11pt" officeooo:paragraph-rsid="00162caa" style:font-size-asian="11pt" style:font-size-complex="11pt" style:font-weight-complex="bold"/>
    </style:style>
    <style:style style:name="P25" style:family="paragraph" style:parent-style-name="Standard">
      <style:paragraph-properties fo:margin-left="0.3945in" fo:margin-right="0in" fo:text-indent="0in" style:auto-text-indent="false"/>
      <style:text-properties officeooo:rsid="001f0b7d" officeooo:paragraph-rsid="00162caa"/>
    </style:style>
    <style:style style:name="P26" style:family="paragraph" style:parent-style-name="Standard">
      <style:paragraph-properties fo:margin-left="0.3945in" fo:margin-right="0in" fo:text-indent="0in" style:auto-text-indent="false"/>
      <style:text-properties officeooo:paragraph-rsid="00162caa"/>
    </style:style>
    <style:style style:name="P27" style:family="paragraph" style:parent-style-name="Standard">
      <style:paragraph-properties fo:margin-left="0.5917in" fo:margin-right="0in" fo:text-indent="0in" style:auto-text-indent="false"/>
      <style:text-properties fo:font-size="11pt" officeooo:paragraph-rsid="00162caa" style:font-size-asian="11pt" style:font-size-complex="11pt" style:font-weight-complex="bold"/>
    </style:style>
    <style:style style:name="P28" style:family="paragraph" style:parent-style-name="Standard">
      <style:paragraph-properties fo:margin-left="0.5917in" fo:margin-right="0in" fo:text-indent="0in" style:auto-text-indent="false"/>
      <style:text-properties officeooo:paragraph-rsid="00162caa"/>
    </style:style>
    <style:style style:name="P29" style:family="paragraph" style:parent-style-name="Standard" style:master-page-name="Standard">
      <style:paragraph-properties fo:text-align="center" style:justify-single-word="false" style:page-number="1"/>
      <style:text-properties officeooo:paragraph-rsid="00162caa"/>
    </style:style>
    <style:style style:name="T1" style:family="text">
      <style:text-properties style:font-weight-complex="bold"/>
    </style:style>
    <style:style style:name="T2" style:family="text">
      <style:text-properties fo:font-style="italic" style:font-style-asian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162caa" style:font-size-asian="14pt" style:font-weight-asian="bold" style:font-size-complex="14pt" style:font-weight-complex="bold"/>
    </style:style>
    <style:style style:name="T7" style:family="text">
      <style:text-properties fo:font-size="11pt" style:font-size-asian="11pt" style:language-asian="ko" style:country-asian="KR" style:font-size-complex="11pt"/>
    </style:style>
    <style:style style:name="T8" style:family="text">
      <style:text-properties fo:font-size="11pt" style:font-size-asian="11pt" style:language-asian="ko" style:country-asian="KR" style:font-size-complex="11pt" style:font-weight-complex="bold"/>
    </style:style>
    <style:style style:name="T9" style:family="text">
      <style:text-properties fo:font-size="11pt" style:font-size-asian="11pt" style:language-asian="ko" style:country-asian="KR" style:font-size-complex="11pt" style:font-weight-complex="bold"/>
    </style:style>
    <style:style style:name="T10" style:family="text">
      <style:text-properties fo:font-size="11pt" officeooo:rsid="001dfedd" style:font-size-asian="11pt" style:language-asian="ko" style:country-asian="KR" style:font-size-complex="11pt" style:font-weight-complex="bold"/>
    </style:style>
    <style:style style:name="T11" style:family="text">
      <style:text-properties fo:font-size="11pt" style:font-size-asian="11pt" style:language-asian="ko" style:country-asian="KR" style:font-size-complex="11pt" style:font-style-complex="italic" style:font-weight-complex="bold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1pt" style:font-size-asian="11pt" style:font-size-complex="11pt" style:font-weight-complex="bold"/>
    </style:style>
    <style:style style:name="T14" style:family="text">
      <style:text-properties fo:font-size="11pt" officeooo:rsid="001dfedd" style:font-size-asian="11pt" style:font-size-complex="11pt" style:font-weight-complex="bold"/>
    </style:style>
    <style:style style:name="T15" style:family="text">
      <style:text-properties fo:font-size="11pt" officeooo:rsid="001f0b7d" style:font-size-asian="11pt" style:font-size-complex="11pt" style:font-weight-complex="bold"/>
    </style:style>
    <style:style style:name="T16" style:family="text">
      <style:text-properties fo:font-size="11pt" style:font-size-asian="11pt" style:font-size-complex="11pt" style:font-style-complex="italic" style:font-weight-complex="bold"/>
    </style:style>
    <style:style style:name="T17" style:family="text">
      <style:text-properties fo:font-size="11pt" fo:font-style="italic" style:font-size-asian="11pt" style:font-style-asian="italic" style:font-size-complex="11pt" style:font-weight-complex="bold"/>
    </style:style>
    <style:style style:name="T18" style:family="text">
      <style:text-properties fo:font-size="11pt" fo:font-style="italic" style:font-size-asian="11pt" style:font-style-asian="italic" style:font-size-complex="11pt" style:font-style-complex="italic" style:font-weight-complex="bold"/>
    </style:style>
    <style:style style:name="T19" style:family="text">
      <style:text-properties fo:font-size="11pt" fo:font-style="italic" officeooo:rsid="001dfedd" style:font-size-asian="11pt" style:font-style-asian="italic" style:font-size-complex="11pt" style:font-style-complex="italic" style:font-weight-complex="bold"/>
    </style:style>
    <style:style style:name="T20" style:family="text">
      <style:text-properties fo:font-size="11pt" fo:font-style="italic" style:font-size-asian="11pt" style:language-asian="ko" style:country-asian="KR" style:font-style-asian="italic" style:font-size-complex="11pt" style:font-weight-complex="bold"/>
    </style:style>
    <style:style style:name="T21" style:family="text">
      <style:text-properties fo:font-size="11pt" fo:font-style="italic" style:font-size-asian="11pt" style:language-asian="ko" style:country-asian="KR" style:font-style-asian="italic" style:font-size-complex="11pt" style:font-weight-complex="bold"/>
    </style:style>
    <style:style style:name="T22" style:family="text">
      <style:text-properties fo:font-size="11pt" fo:font-style="italic" style:font-size-asian="11pt" style:language-asian="ko" style:country-asian="KR" style:font-style-asian="italic" style:font-size-complex="11pt" style:font-style-complex="italic" style:font-weight-complex="bold"/>
    </style:style>
    <style:style style:name="T23" style:family="text">
      <style:text-properties fo:font-size="11pt" fo:font-style="italic" fo:font-weight="normal" officeooo:rsid="001dfedd" style:font-size-asian="11pt" style:font-style-asian="italic" style:font-weight-asian="normal" style:font-size-complex="11pt" style:font-style-complex="italic" style:font-weight-complex="normal"/>
    </style:style>
    <style:style style:name="T24" style:family="text">
      <style:text-properties fo:font-size="11pt" fo:font-style="normal" style:font-size-asian="11pt" style:language-asian="ko" style:country-asian="KR" style:font-style-asian="normal" style:font-size-complex="11pt" style:font-style-complex="normal" style:font-weight-complex="bold"/>
    </style:style>
    <style:style style:name="T25" style:family="text">
      <style:text-properties fo:font-size="11pt" fo:font-style="normal" style:font-size-asian="11pt" style:font-style-asian="normal" style:font-size-complex="11pt" style:font-style-complex="normal" style:font-weight-complex="bold"/>
    </style:style>
    <style:style style:name="T26" style:family="text">
      <style:text-properties fo:font-size="11pt" fo:font-style="normal" officeooo:rsid="001dfedd" style:font-size-asian="11pt" style:font-style-asian="normal" style:font-size-complex="11pt" style:font-style-complex="normal" style:font-weight-complex="bold"/>
    </style:style>
    <style:style style:name="T27" style:family="text">
      <style:text-properties fo:font-size="11pt" fo:font-style="normal" officeooo:rsid="001f0b7d" style:font-size-asian="11pt" style:font-style-asian="normal" style:font-size-complex="11pt" style:font-style-complex="normal" style:font-weight-complex="bold"/>
    </style:style>
    <style:style style:name="T28" style:family="text">
      <style:text-properties fo:font-size="11pt" fo:font-style="normal" fo:font-weight="normal" officeooo:rsid="001dfedd" style:font-size-asian="11pt" style:font-style-asian="normal" style:font-weight-asian="normal" style:font-size-complex="11pt" style:font-style-complex="normal" style:font-weight-complex="normal"/>
    </style:style>
    <style:style style:name="T29" style:family="text">
      <style:text-properties officeooo:rsid="001d6fbb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officeooo:rsid="001f0b7d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officeooo:rsid="00162caa"/>
    </style:style>
    <style:style style:name="fr1" style:family="graphic" style:parent-style-name="OLE">
      <style:graphic-properties fo:margin-left="0in" fo:margin-right="0in" style:vertical-pos="top" style:vertical-rel="baseline" fo:padding="0.0008in" fo:border="none" draw:ole-draw-aspect="1" draw:visible-area-top="0in" draw:visible-area-width="5.6165in" draw:visible-area-height="3.3976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5">Use Case Model – </text:span><text:span text:style-name="T6">Book Rental System</text:span></text:p>
      <text:p text:style-name="P1"/>
      <text:p text:style-name="P15"><text:span text:style-name="T34">This use case model describes the behavior of a Book Rental System for the CSUMB Library. This use case model is composed of x actors and y use cases.</text:span></text:p>
      <text:p text:style-name="P5"/>
      <text:p text:style-name="P6">Use Case Diagram</text:p>
      <text:p text:style-name="P6"/>
      <text:p text:style-name="P13"><draw:frame draw:style-name="fr1" draw:name="Object1" text:anchor-type="as-char" svg:width="4.628in" svg:height="2.7992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/>
      <text:p text:style-name="P6"/>
      <text:p text:style-name="P9"/>
      <text:p text:style-name="P6">Use Case – Withdraw Cash</text:p>
      <text:p text:style-name="P9"/>
      <text:p text:style-name="P15"><text:span text:style-name="T13">1. Basic Flow</text:span></text:p>
      <text:p text:style-name="P18">{Insert Card}</text:p>
      <text:p text:style-name="P23"><text:span text:style-name="T13">(1) The use case begins when the </text:span><text:span text:style-name="T17">Customer</text:span><text:span text:style-name="T13"> inserts a bank card into the card reader on the ATM system.</text:span></text:p>
      <text:p text:style-name="P18"/>
      <text:p text:style-name="P18">{Read Card}</text:p>
      <text:p text:style-name="P23"><text:span text:style-name="T13">(2) The ATM system reads the bank card information from the card.</text:span></text:p>
      <text:p text:style-name="P18"/>
      <text:p text:style-name="P23"><text:span text:style-name="T13">{Valid Card Information}</text:span></text:p>
      <text:p text:style-name="P23"><text:span text:style-name="T13">(3) The system sends the bank card information to the </text:span><text:span text:style-name="T17">Bank Computer</text:span><text:span text:style-name="T13"> to confirm that the bank card and its associated account are active and valid.</text:span></text:p>
      <text:p text:style-name="P23"><text:span text:style-name="T8">(4) </text:span><text:span text:style-name="T8">The </text:span><text:span text:style-name="T17">Bank Computer</text:span><text:span text:style-name="T13"> </text:span><text:span text:style-name="T8">acknowledges that the bank card information is valid and that the card can be used.</text:span></text:p>
      <text:p text:style-name="P19"/>
      <text:p text:style-name="P23"><text:span text:style-name="T8">{Validate User </text:span><text:span text:style-name="T8">Identity</text:span><text:span text:style-name="T8">}</text:span></text:p>
      <text:p text:style-name="P23"><text:span text:style-name="T8">(5) </text:span><text:span text:style-name="T8">The </text:span><text:span text:style-name="T8">ATM </text:span><text:span text:style-name="T8">system prompts the </text:span><text:span text:style-name="T20">Customer</text:span><text:span text:style-name="T8"> for the PIN</text:span><text:span text:style-name="T8"> (Personal Identification Number)</text:span><text:span text:style-name="T8">.</text:span></text:p>
      <text:p text:style-name="P23"><text:span text:style-name="T8">(6) </text:span><text:span text:style-name="T8">The </text:span><text:span text:style-name="T20">Customer</text:span><text:span text:style-name="T8"> enters the PIN.</text:span></text:p>
      <text:p text:style-name="P23"><text:span text:style-name="T8">(7) </text:span><text:span text:style-name="T8">The system checks that the PIN entered is identical to the PIN read from the bank card.</text:span></text:p>
      <text:p text:style-name="P19"/>
      <text:p text:style-name="P18">{Select Withdrawal}</text:p>
      <text:p text:style-name="P23"><text:span text:style-name="T8">(8) </text:span><text:span text:style-name="T13">The ATM system displays different service options that are currently available on the machine.</text:span></text:p>
      <text:p text:style-name="P23"><text:span text:style-name="T8">(9) </text:span><text:span text:style-name="T13">The customer selects to withdraw cash.</text:span></text:p>
      <text:p text:style-name="P18"/>
      <text:p text:style-name="P18">{Select Amount}</text:p>
      <text:p text:style-name="P23"><text:span text:style-name="T8">(10) </text:span><text:span text:style-name="T13">The ATM system prompts for the amount to be withdrawn by displaying the list of standard withdrawal amounts.</text:span></text:p>
      <text:p text:style-name="P23"><text:soft-page-break/><text:span text:style-name="T8">(11) </text:span><text:span text:style-name="T13">The </text:span><text:span text:style-name="T17">Customer</text:span><text:span text:style-name="T13"> selects an amount to be withdrawn.</text:span></text:p>
      <text:p text:style-name="P18"/>
      <text:p text:style-name="P23"><text:span text:style-name="T13">{</text:span><text:span text:style-name="T16">Assess Funds on Hand</text:span><text:span text:style-name="T8">}</text:span></text:p>
      <text:p text:style-name="P23"><text:span text:style-name="T8">(12) </text:span><text:span text:style-name="T8">The </text:span><text:span text:style-name="T8">ATM </text:span><text:span text:style-name="T8">system determines whether it has sufficient funds </text:span><text:span text:style-name="T8">in the machine</text:span><text:span text:style-name="T8"> to dispense the requested amount.</text:span></text:p>
      <text:p text:style-name="P19"/>
      <text:p text:style-name="P23"><text:span text:style-name="T11">{Validate the Withdrawal</text:span><text:span text:style-name="T8">}</text:span></text:p>
      <text:p text:style-name="P23"><text:span text:style-name="T8">(13) </text:span><text:span text:style-name="T8">The </text:span><text:span text:style-name="T8">ATM </text:span><text:span text:style-name="T8">system supplies the </text:span><text:span text:style-name="T20">Bank </text:span><text:span text:style-name="T20">Computer</text:span><text:span text:style-name="T8"> with the bank card information, the amount of the requested withdrawal, and the transaction fee </text:span><text:span text:style-name="T8">to</text:span><text:span text:style-name="T8"> ask the </text:span><text:span text:style-name="T20">Bank </text:span><text:span text:style-name="T20">Computer</text:span><text:span text:style-name="T8"> to approve the withdrawal.</text:span></text:p>
      <text:p text:style-name="P23"><text:span text:style-name="T8">(14) </text:span><text:span text:style-name="T8">The </text:span><text:span text:style-name="T20">Bank </text:span><text:span text:style-name="T20">Computer</text:span><text:span text:style-name="T8"> responds with a withdrawal acceptance to approve the withdrawal.</text:span></text:p>
      <text:p text:style-name="P19"/>
      <text:p text:style-name="P18">{Eject Card}</text:p>
      <text:p text:style-name="P23"><text:span text:style-name="T13">(15) The ATM system ejects the </text:span><text:span text:style-name="T17">Customer</text:span><text:span text:style-name="T13">’s bank card.</text:span></text:p>
      <text:p text:style-name="P23"><text:span text:style-name="T13">(16) The </text:span><text:span text:style-name="T17">Customer</text:span><text:span text:style-name="T13"> takes the bank card from the machine.</text:span></text:p>
      <text:p text:style-name="P18"/>
      <text:p text:style-name="P18">{Dispense Cash}</text:p>
      <text:p text:style-name="P23"><text:span text:style-name="T8">(17) </text:span><text:span text:style-name="T13">The ATM system dispenses the required amount to the </text:span><text:span text:style-name="T17">Customer</text:span><text:span text:style-name="T13">.</text:span></text:p>
      <text:p text:style-name="P18"/>
      <text:p text:style-name="P23"><text:span text:style-name="T8">{Log the </text:span><text:span text:style-name="T8">Transaction</text:span><text:span text:style-name="T8">}</text:span></text:p>
      <text:p text:style-name="P23"><text:span text:style-name="T8">(18) </text:span><text:span text:style-name="T8">The </text:span><text:span text:style-name="T8">ATM </text:span><text:span text:style-name="T8">system records a transaction log entry.</text:span></text:p>
      <text:p text:style-name="P19"/>
      <text:p text:style-name="P18">{Use Case Ends}</text:p>
      <text:p text:style-name="P23"><text:span text:style-name="T8">(19) </text:span><text:span text:style-name="T13">The use case ends.</text:span></text:p>
      <text:p text:style-name="P19"/>
      <text:p text:style-name="P19"/>
      <text:p text:style-name="P15"><text:span text:style-name="T13">2. Alternative Flows</text:span></text:p>
      <text:p text:style-name="P1"/>
      <text:p text:style-name="P15"><text:span text:style-name="T13">2.1 Handle Unreadable Bank Card</text:span></text:p>
      <text:p text:style-name="P26"><text:span text:style-name="T13">At {Read Card}, if the ATM system cannot read the bank card information,</text:span></text:p>
      <text:p text:style-name="P26"><text:span text:style-name="T13">1. The system captures a 10-second video image of the </text:span><text:span text:style-name="T17">Customer</text:span><text:span text:style-name="T13">.</text:span></text:p>
      <text:p text:style-name="P26"><text:span text:style-name="T13">2. The system creates an event log entry to record the fact that the card could not be read.</text:span></text:p>
      <text:p text:style-name="P26"><text:span text:style-name="T13">3. The system informs the </text:span><text:span text:style-name="T17">Customer</text:span><text:span text:style-name="T13"> that the card cannot be read and that he or she should contact the bank to have the card checked.</text:span></text:p>
      <text:p text:style-name="P24"/>
      <text:p text:style-name="P24">{Eject Card}</text:p>
      <text:p text:style-name="P26"><text:span text:style-name="T13">4. The system ejects the </text:span><text:span text:style-name="T17">Customer</text:span><text:span text:style-name="T13">’s bank card.</text:span></text:p>
      <text:p text:style-name="P26"><text:span text:style-name="T13">5. The </text:span><text:span text:style-name="T17">Customer</text:span><text:span text:style-name="T13"> takes the bank card from the machine.</text:span></text:p>
      <text:p text:style-name="P26"><text:span text:style-name="T13">6. The use case ends.</text:span></text:p>
      <text:p text:style-name="P4"/>
      <text:p text:style-name="P15"><text:span text:style-name="T13">2.2 Handling Correct PIN Not Entered</text:span></text:p>
      <text:p text:style-name="P26"><text:span text:style-name="T13">At {</text:span><text:span text:style-name="T8">Validate User </text:span><text:span text:style-name="T8">Identity</text:span><text:span text:style-name="T13">}, if the PIN has not been entered correctly,</text:span></text:p>
      <text:p text:style-name="P26"><text:span text:style-name="T13">1. The system informs the </text:span><text:span text:style-name="T17">Customer</text:span><text:span text:style-name="T13"> that the PIN has been entered incorrectly.</text:span></text:p>
      <text:p text:style-name="P26"><text:span text:style-name="T13">2. If the </text:span><text:span text:style-name="T17">Customer</text:span><text:span text:style-name="T13"> has had fewer than 3 attempts at entering the PIN, the system informs the customer that he or she should have another attempt.</text:span></text:p>
      <text:p text:style-name="P26"><text:span text:style-name="T13">3. If this is the </text:span><text:span text:style-name="T17">Customer</text:span><text:span text:style-name="T13">’s third attempt, the system</text:span></text:p>
      <text:p text:style-name="P28"><text:span text:style-name="T13">a. Confiscates the card.</text:span></text:p>
      <text:p text:style-name="P28"><text:span text:style-name="T13">b. Captures a 10-second video image of the </text:span><text:span text:style-name="T17">Customer</text:span><text:span text:style-name="T13">.</text:span></text:p>
      <text:p text:style-name="P28"><text:span text:style-name="T13">c. Creates an event log entry to record the fact that the </text:span><text:span text:style-name="T17">Customer</text:span><text:span text:style-name="T13"> failed to get the PIN number correct in 3 attempts. </text:span></text:p>
      <text:p text:style-name="P28"><text:span text:style-name="T13">d. Sends the event log entry to the </text:span><text:span text:style-name="T17">Bank Computer</text:span><text:span text:style-name="T13"> to inform that a </text:span><text:span text:style-name="T17">Customer</text:span><text:span text:style-name="T13">’s bank card was confiscated because of the </text:span><text:span text:style-name="T17">Customer</text:span><text:span text:style-name="T13">’s failure to enter the PIN correctly.</text:span></text:p>
      <text:p text:style-name="P26"><text:span text:style-name="T13">4. The system reports to the </text:span><text:span text:style-name="T17">Customer</text:span><text:span text:style-name="T13"> that</text:span></text:p>
      <text:p text:style-name="P28"><text:span text:style-name="T13">a. The card has been confiscated because the PIN number was not entered correctly.</text:span></text:p>
      <text:p text:style-name="P28"><text:soft-page-break/><text:span text:style-name="T13">b. He or she should contact the bank to retrieve the card.</text:span></text:p>
      <text:p text:style-name="P26"><text:span text:style-name="T13">5. The use case ends.</text:span></text:p>
      <text:p text:style-name="P1"/>
      <text:p text:style-name="P15"><text:span text:style-name="T13">2.3 Handling Card Left Behind By </text:span><text:span text:style-name="T17">Customer</text:span></text:p>
      <text:p text:style-name="P26"><text:span text:style-name="T13">At {Eject Card}, if the bank card is not removed from the ATM system within 30 seconds,</text:span></text:p>
      <text:p text:style-name="P26"><text:span text:style-name="T13">1. The system beeps to alert the </text:span><text:span text:style-name="T17">Customer</text:span><text:span text:style-name="T13">.</text:span></text:p>
      <text:p text:style-name="P24">2. If the card has still not been removed within a minute of the alert being sounded, then the system</text:p>
      <text:p text:style-name="P27">{Retrieve Card}</text:p>
      <text:p text:style-name="P27">a. Retrieves the card and adds it to the confiscated cards.</text:p>
      <text:p text:style-name="P27"/>
      <text:p text:style-name="P27">{Adjust the Account Balances}</text:p>
      <text:p text:style-name="P28"><text:span text:style-name="T13">b. If there are funds still to be dispensed, then the system puts the money back into the account as it will not now be dispensed.</text:span></text:p>
      <text:p text:style-name="P27"/>
      <text:p text:style-name="P27">{Record the Event}</text:p>
      <text:p text:style-name="P27">c. The system creates an event log entry to record the fact that the card was left behind in the ATM. </text:p>
      <text:p text:style-name="P28"><text:span text:style-name="T13">d. The system sends the event log entry to the </text:span><text:span text:style-name="T17">Bank Computer</text:span><text:span text:style-name="T13"> to inform it that the card has been left in the ATM. </text:span></text:p>
      <text:p text:style-name="P28"><text:span text:style-name="T13">e. The system turns off the alert.</text:span></text:p>
      <text:p text:style-name="P26"><text:span text:style-name="T13">3. The use case ends.</text:span></text:p>
      <text:p text:style-name="P4"/>
      <text:p text:style-name="P4"/>
      <text:p text:style-name="P7">Use Case – Withdraw Cash via Voice Recognition</text:p>
      <text:p text:style-name="P10"/>
      <text:p text:style-name="P11"><text:span text:style-name="T29">1. Basic Flow</text:span></text:p>
      <text:p text:style-name="P18">{Insert Card}</text:p>
      <text:p text:style-name="P23"><text:span text:style-name="T13">(1) The use case begins when the </text:span><text:span text:style-name="T17">Customer</text:span><text:span text:style-name="T13"> inserts a bank card into the card reader on the ATM system.</text:span></text:p>
      <text:p text:style-name="P18"/>
      <text:p text:style-name="P18">{Read Card}</text:p>
      <text:p text:style-name="P23"><text:span text:style-name="T13">(2) The ATM system reads the bank card information from the card.</text:span></text:p>
      <text:p text:style-name="P18"/>
      <text:p text:style-name="P23"><text:span text:style-name="T13">{Valid Card Information}</text:span></text:p>
      <text:p text:style-name="P23"><text:span text:style-name="T13">(3) The system sends the bank card information to the </text:span><text:span text:style-name="T17">Bank Computer</text:span><text:span text:style-name="T13"> to confirm that the bank card and its associated account are active and valid.</text:span></text:p>
      <text:p text:style-name="P23"><text:span text:style-name="T8">(4) </text:span><text:span text:style-name="T8">The </text:span><text:span text:style-name="T17">Bank Computer</text:span><text:span text:style-name="T13"> </text:span><text:span text:style-name="T8">acknowledges that the bank card information is valid and that the card can be used.</text:span></text:p>
      <text:p text:style-name="P19"/>
      <text:p text:style-name="P23"><text:span text:style-name="T8">{Validate User </text:span><text:span text:style-name="T8">Identity</text:span><text:span text:style-name="T8">}</text:span></text:p>
      <text:p text:style-name="P22"><text:span text:style-name="T8">(5) The ATM system asks, via voice, for the </text:span><text:span text:style-name="T22">Customer</text:span><text:span text:style-name="T24"> to enter their PIN.</text:span></text:p>
      <text:p text:style-name="P23"><text:span text:style-name="T8">(</text:span><text:span text:style-name="T10">6</text:span><text:span text:style-name="T8">) </text:span><text:span text:style-name="T8">The </text:span><text:span text:style-name="T8">ATM </text:span><text:span text:style-name="T8">system prompts the </text:span><text:span text:style-name="T20">Customer</text:span><text:span text:style-name="T8"> for the PIN</text:span><text:span text:style-name="T8"> (Personal Identification Number)</text:span><text:span text:style-name="T8">.</text:span></text:p>
      <text:p text:style-name="P23"><text:span text:style-name="T8">(</text:span><text:span text:style-name="T10">7</text:span><text:span text:style-name="T8">) </text:span><text:span text:style-name="T8">The </text:span><text:span text:style-name="T20">Customer</text:span><text:span text:style-name="T8"> enters the PIN.</text:span></text:p>
      <text:p text:style-name="P23"><text:span text:style-name="T8">(</text:span><text:span text:style-name="T10">8</text:span><text:span text:style-name="T8">) </text:span><text:span text:style-name="T8">The system checks that the PIN entered is identical to the PIN read from the bank card.</text:span></text:p>
      <text:p text:style-name="P19"/>
      <text:p text:style-name="P18">{Select Withdrawal}</text:p>
      <text:p text:style-name="P23"><text:span text:style-name="T8">(</text:span><text:span text:style-name="T10">9</text:span><text:span text:style-name="T8">) </text:span><text:span text:style-name="T13">The ATM system </text:span><text:span text:style-name="T14">speaks to the </text:span><text:span text:style-name="T23">Customer</text:span><text:span text:style-name="T28">, announcing</text:span><text:span text:style-name="T13"> different service options that are currently available on the machine.</text:span></text:p>
      <text:p text:style-name="P23"><text:span text:style-name="T8">(</text:span><text:span text:style-name="T10">10</text:span><text:span text:style-name="T8">) </text:span><text:span text:style-name="T13">The </text:span><text:span text:style-name="T19">C</text:span><text:span text:style-name="T18">ustomer</text:span><text:span text:style-name="T13"> </text:span><text:span text:style-name="T14">says “withdraw” to withdraw cash</text:span><text:span text:style-name="T13">.</text:span></text:p>
      <text:p text:style-name="P18"/>
      <text:p text:style-name="P18">{Select Amount}</text:p>
      <text:p text:style-name="P23"><text:span text:style-name="T8">(1</text:span><text:span text:style-name="T10">1</text:span><text:span text:style-name="T8">) </text:span><text:span text:style-name="T13">The ATM system </text:span><text:span text:style-name="T14">asks the </text:span><text:span text:style-name="T19">Customer</text:span><text:span text:style-name="T26"> how much money they would like to withdraw via voice</text:span><text:span text:style-name="T13">.</text:span></text:p>
      <text:p text:style-name="P23"><text:span text:style-name="T8">(1</text:span><text:span text:style-name="T10">2</text:span><text:span text:style-name="T8">) </text:span><text:span text:style-name="T13">The </text:span><text:span text:style-name="T17">Customer</text:span><text:span text:style-name="T13"> </text:span><text:span text:style-name="T14">tells the system how much money they would like to withdraw via voice</text:span><text:span text:style-name="T13">.</text:span></text:p>
      <text:p text:style-name="P18"/>
      <text:p text:style-name="P23"><text:span text:style-name="T13">{</text:span><text:span text:style-name="T16">Assess Funds on Hand</text:span><text:span text:style-name="T8">}</text:span></text:p>
      <text:p text:style-name="P23"><text:span text:style-name="T8">(1</text:span><text:span text:style-name="T10">3</text:span><text:span text:style-name="T8">) </text:span><text:span text:style-name="T8">The </text:span><text:span text:style-name="T8">ATM </text:span><text:span text:style-name="T8">system determines whether it has sufficient funds </text:span><text:span text:style-name="T8">in the machine</text:span><text:span text:style-name="T8"> to dispense the requested </text:span><text:soft-page-break/><text:span text:style-name="T8">amount.</text:span></text:p>
      <text:p text:style-name="P19"/>
      <text:p text:style-name="P23"><text:span text:style-name="T11">{Validate the Withdrawal</text:span><text:span text:style-name="T8">}</text:span></text:p>
      <text:p text:style-name="P23"><text:span text:style-name="T8">(1</text:span><text:span text:style-name="T10">4</text:span><text:span text:style-name="T8">) </text:span><text:span text:style-name="T8">The </text:span><text:span text:style-name="T8">ATM </text:span><text:span text:style-name="T8">system supplies the </text:span><text:span text:style-name="T20">Bank </text:span><text:span text:style-name="T20">Computer</text:span><text:span text:style-name="T8"> with the bank card information, the amount of the requested withdrawal, and the transaction fee </text:span><text:span text:style-name="T8">to</text:span><text:span text:style-name="T8"> ask the </text:span><text:span text:style-name="T20">Bank </text:span><text:span text:style-name="T20">Computer</text:span><text:span text:style-name="T8"> to approve the withdrawal.</text:span></text:p>
      <text:p text:style-name="P23"><text:span text:style-name="T8">(1</text:span><text:span text:style-name="T10">5</text:span><text:span text:style-name="T8">) </text:span><text:span text:style-name="T8">The </text:span><text:span text:style-name="T20">Bank </text:span><text:span text:style-name="T20">Computer</text:span><text:span text:style-name="T8"> responds with a withdrawal acceptance to approve the withdrawal.</text:span></text:p>
      <text:p text:style-name="P19"/>
      <text:p text:style-name="P18">{Eject Card}</text:p>
      <text:p text:style-name="P23"><text:span text:style-name="T13">(1</text:span><text:span text:style-name="T14">6</text:span><text:span text:style-name="T13">) The ATM system ejects the </text:span><text:span text:style-name="T17">Customer</text:span><text:span text:style-name="T13">’s bank card.</text:span></text:p>
      <text:p text:style-name="P22"><text:span text:style-name="T13">(17) The ATM system asks the </text:span><text:span text:style-name="T18">Customer</text:span><text:span text:style-name="T25"> to take their bank card.</text:span></text:p>
      <text:p text:style-name="P23"><text:span text:style-name="T13">(1</text:span><text:span text:style-name="T14">8</text:span><text:span text:style-name="T13">) The </text:span><text:span text:style-name="T17">Customer</text:span><text:span text:style-name="T13"> takes the bank card from the machine.</text:span></text:p>
      <text:p text:style-name="P18"/>
      <text:p text:style-name="P18">{Dispense Cash}</text:p>
      <text:p text:style-name="P17">(19) The ATM system asks the <text:span text:style-name="T3">Customer</text:span><text:span text:style-name="T30"> to take their cash.</text:span></text:p>
      <text:p text:style-name="P23"><text:span text:style-name="T8">(</text:span><text:span text:style-name="T10">20</text:span><text:span text:style-name="T8">) </text:span><text:span text:style-name="T13">The ATM system dispenses the required amount to the </text:span><text:span text:style-name="T17">Customer</text:span><text:span text:style-name="T13">.</text:span></text:p>
      <text:p text:style-name="P18"/>
      <text:p text:style-name="P23"><text:span text:style-name="T8">{Log the </text:span><text:span text:style-name="T8">Transaction</text:span><text:span text:style-name="T8">}</text:span></text:p>
      <text:p text:style-name="P23"><text:span text:style-name="T8">(</text:span><text:span text:style-name="T10">21</text:span><text:span text:style-name="T8">) </text:span><text:span text:style-name="T8">The </text:span><text:span text:style-name="T8">ATM </text:span><text:span text:style-name="T8">system records a transaction log entry.</text:span></text:p>
      <text:p text:style-name="P19"/>
      <text:p text:style-name="P18">{Use Case Ends}</text:p>
      <text:p text:style-name="P23"><text:span text:style-name="T8">(</text:span><text:span text:style-name="T10">22</text:span><text:span text:style-name="T8">) </text:span><text:span text:style-name="T13">The use case ends.</text:span></text:p>
      <text:p text:style-name="P23"/>
      <text:p text:style-name="P23"/>
      <text:p text:style-name="P15"><text:span text:style-name="T13">2. Alternative Flows</text:span></text:p>
      <text:p text:style-name="P1"/>
      <text:p text:style-name="P15"><text:span text:style-name="T13">2.1 Handle Unreadable Bank Card</text:span></text:p>
      <text:p text:style-name="P26"><text:span text:style-name="T13">At {Read Card}, if the ATM system cannot read the bank card information,</text:span></text:p>
      <text:p text:style-name="P26"><text:span text:style-name="T13">1. The system captures a 10-second video image of the </text:span><text:span text:style-name="T17">Customer</text:span><text:span text:style-name="T13">.</text:span></text:p>
      <text:p text:style-name="P26"><text:span text:style-name="T13">2. The system creates an event log entry to record the fact that the card could not be read.</text:span></text:p>
      <text:p text:style-name="P26"><text:span text:style-name="T13">3. The system informs, </text:span><text:span text:style-name="T15">via voice,</text:span><text:span text:style-name="T13"> the </text:span><text:span text:style-name="T17">Customer</text:span><text:span text:style-name="T13"> that the card cannot be read and that he or she should contact the bank to have the card checked.</text:span></text:p>
      <text:p text:style-name="P24"/>
      <text:p text:style-name="P24">{Eject Card}</text:p>
      <text:p text:style-name="P26"><text:span text:style-name="T13">4. The system ejects the </text:span><text:span text:style-name="T17">Customer</text:span><text:span text:style-name="T13">’s bank card.</text:span></text:p>
      <text:p text:style-name="P25"><text:span text:style-name="T13">5. The system asks the </text:span><text:span text:style-name="T18">Customer </text:span><text:span text:style-name="T25">take their bank card.</text:span></text:p>
      <text:p text:style-name="P26"><text:span text:style-name="T15">6</text:span><text:span text:style-name="T13">. The </text:span><text:span text:style-name="T17">Customer</text:span><text:span text:style-name="T13"> takes the bank card from the machine.</text:span></text:p>
      <text:p text:style-name="P26"><text:span text:style-name="T15">7</text:span><text:span text:style-name="T13">. The use case ends.</text:span></text:p>
      <text:p text:style-name="P4"/>
      <text:p text:style-name="P15"><text:span text:style-name="T13">2.2 Handling Correct PIN Not Entered</text:span></text:p>
      <text:p text:style-name="P26"><text:span text:style-name="T13">At {</text:span><text:span text:style-name="T8">Validate User </text:span><text:span text:style-name="T8">Identity</text:span><text:span text:style-name="T13">}, if the PIN has not been entered correctly,</text:span></text:p>
      <text:p text:style-name="P26"><text:span text:style-name="T13">1. The system informs the </text:span><text:span text:style-name="T17">Customer </text:span><text:span text:style-name="T27">via voice</text:span><text:span text:style-name="T13"> that the PIN has been entered incorrectly.</text:span></text:p>
      <text:p text:style-name="P26"><text:span text:style-name="T13">2. If the </text:span><text:span text:style-name="T17">Customer</text:span><text:span text:style-name="T13"> has had fewer than 3 attempts at entering the PIN, the system informs the </text:span><text:span text:style-name="T18">customer</text:span><text:span text:style-name="T13"> that he or she should have another attempt.</text:span></text:p>
      <text:p text:style-name="P26"><text:span text:style-name="T13">3. If this is the </text:span><text:span text:style-name="T17">Customer</text:span><text:span text:style-name="T13">’s third attempt, the system</text:span></text:p>
      <text:p text:style-name="P28"><text:span text:style-name="T13">a. Confiscates the card.</text:span></text:p>
      <text:p text:style-name="P28"><text:span text:style-name="T13">b. Captures a 10-second video image of the </text:span><text:span text:style-name="T17">Customer</text:span><text:span text:style-name="T13">.</text:span></text:p>
      <text:p text:style-name="P28"><text:span text:style-name="T13">c. Creates an event log entry to record the fact that the </text:span><text:span text:style-name="T17">Customer</text:span><text:span text:style-name="T13"> failed to get the PIN number correct in 3 attempts. </text:span></text:p>
      <text:p text:style-name="P28"><text:span text:style-name="T13">d. Sends the event log entry to the </text:span><text:span text:style-name="T17">Bank Computer</text:span><text:span text:style-name="T13"> to inform that a </text:span><text:span text:style-name="T17">Customer</text:span><text:span text:style-name="T13">’s bank card was confiscated because of the </text:span><text:span text:style-name="T17">Customer</text:span><text:span text:style-name="T13">’s failure to enter the PIN correctly.</text:span></text:p>
      <text:p text:style-name="P26"><text:span text:style-name="T13">4. The system </text:span><text:span text:style-name="T15">announces</text:span><text:span text:style-name="T13"> to the </text:span><text:span text:style-name="T17">Customer</text:span><text:span text:style-name="T13"> that</text:span></text:p>
      <text:p text:style-name="P28"><text:span text:style-name="T13">a. The card has been confiscated because the PIN number was not entered correctly.</text:span></text:p>
      <text:p text:style-name="P28"><text:span text:style-name="T13">b. He or she should contact the bank to retrieve the card.</text:span></text:p>
      <text:p text:style-name="P26"><text:soft-page-break/><text:span text:style-name="T13">5. The use case ends.</text:span></text:p>
      <text:p text:style-name="P1"/>
      <text:p text:style-name="P15"><text:span text:style-name="T13">2.3 Handling Card Left Behind By </text:span><text:span text:style-name="T17">Customer</text:span></text:p>
      <text:p text:style-name="P26"><text:span text:style-name="T13">At {Eject Card}, if the bank card is not removed from the ATM system within 30 seconds,</text:span></text:p>
      <text:p text:style-name="P26"><text:span text:style-name="T13">1. The system </text:span><text:span text:style-name="T15">asks</text:span><text:span text:style-name="T13"> </text:span><text:span text:style-name="T17">Customer </text:span><text:span text:style-name="T27">to remove their bank card</text:span><text:span text:style-name="T13">.</text:span></text:p>
      <text:p text:style-name="P24">2. If the card has still not been removed within a minute of the <text:span text:style-name="T32">system asking the customer to take their card</text:span>, then the system</text:p>
      <text:p text:style-name="P27">{Retrieve Card}</text:p>
      <text:p text:style-name="P27">a. Retrieves the card and adds it to the confiscated cards.</text:p>
      <text:p text:style-name="P27"/>
      <text:p text:style-name="P27">{Adjust the Account Balances}</text:p>
      <text:p text:style-name="P28"><text:span text:style-name="T13">b. If there are funds still to be dispensed, then the system puts the money back into the account as it will not now be dispensed.</text:span></text:p>
      <text:p text:style-name="P27"/>
      <text:p text:style-name="P27">{Record the Event}</text:p>
      <text:p text:style-name="P27">c. The system creates an event log entry to record the fact that the card was left behind in the ATM. </text:p>
      <text:p text:style-name="P28"><text:span text:style-name="T13">d. The system sends the event log entry to the </text:span><text:span text:style-name="T17">Bank Computer</text:span><text:span text:style-name="T13"> to inform it that the card has been left in the ATM. </text:span></text:p>
      <text:p text:style-name="P28"><text:span text:style-name="T13">e. The system turns off the alert.</text:span></text:p>
      <text:p text:style-name="P26"><text:span text:style-name="T13">3. The use case ends.</text:span></text:p>
      <text:p text:style-name="P21"/>
      <text:p text:style-name="P12">2.4 Handling Voice Command that is not understood by the system</text:p>
      <text:p text:style-name="P12"><text:tab/>At {Select Withdraw}, if the system does not understand what the <text:span text:style-name="T3">Customer</text:span><text:span text:style-name="T30"> said,</text:span></text:p>
      <text:p text:style-name="P12"><text:span text:style-name="T30"><text:tab/>1. The system informs the</text:span><text:span text:style-name="T3"> Customer</text:span><text:span text:style-name="T30"> that it did not understand what the </text:span><text:span text:style-name="T3">Customer </text:span><text:span text:style-name="T30">said.</text:span></text:p>
      <text:p text:style-name="P12"><text:span text:style-name="T30"><text:tab/>2. The system returns to {Select Withdraw}.</text:span></text:p>
      <text:p text:style-name="P8"><text:tab/></text:p>
      <text:p text:style-name="P8"><text:span text:style-name="T33"><text:tab/>At {Select Amount}, if the system does not understand what the </text:span><text:span text:style-name="T4">Customer</text:span><text:span text:style-name="T31"> said,</text:span></text:p>
      <text:p text:style-name="P12"><text:span text:style-name="T30"><text:tab/>1. The system informs the</text:span><text:span text:style-name="T3"> Customer</text:span><text:span text:style-name="T30"> that it did not understand what the </text:span><text:span text:style-name="T3">Customer </text:span><text:span text:style-name="T30">said.</text:span></text:p>
      <text:p text:style-name="P12"><text:span text:style-name="T30"><text:tab/>2. The system returns to {Select Amount}.</text:span></text:p>
      <text:p text:style-name="P9"/>
      <text:p text:style-name="P9"/>
      <text:p text:style-name="P9"/>
      <text:p text:style-name="P14"/>
      <text:p text:style-name="P14"/>
      <text:p text:style-name="P14"/>
      <text:p text:style-name="P14"/>
      <text:p text:style-name="P16"><text:span text:style-name="T1">Reference: Kurt Bittner and Ian Spence, </text:span><text:span text:style-name="T2">Use Case Modeling</text:span><text:span text:style-name="T1">, Addison-Wesley, 200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13:01:05.526000000</meta:creation-date>
    <dc:date>2015-04-07T14:02:03.712000000</dc:date>
    <meta:editing-duration>PT40M44S</meta:editing-duration>
    <meta:editing-cycles>1</meta:editing-cycles>
    <meta:document-statistic meta:table-count="0" meta:image-count="0" meta:object-count="1" meta:page-count="5" meta:paragraph-count="155" meta:word-count="1677" meta:character-count="9346" meta:non-whitespace-character-count="7806"/>
    <meta:generator>LibreOffice/4.3.2.2$Windows_x86 LibreOffice_project/edfb5295ba211bd31ad47d0bad0118690f76407d</meta:generator>
  </office:meta>
</office:document-meta>
</file>